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780000002AD3AA6FB1B36CDE70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O" svg:font-family="'Linux Libertine O'"/>
    <style:font-face style:name="Lohit Devanagari1" svg:font-family="'Lohit Devanagari'"/>
    <style:font-face style:name="Bitstream Vera Sans" svg:font-family="'Bitstream Vera Sans'" style:font-family-generic="swiss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ge" style:horizontal-pos="from-left" style:horizontal-rel="page" draw:fill-image-width="0mm" draw:fill-image-height="0mm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{{ my_map | image }}" text:anchor-type="page" text:anchor-page-number="1" svg:x="21.45mm" svg:y="20.36mm" svg:width="210.01mm" svg:height="297mm" draw:z-index="0">
        <draw:image xlink:href="Pictures/1000020000000780000002AD3AA6FB1B36CDE70E.png" xlink:type="simple" xlink:show="embed" xlink:actuate="onLoad"/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O" svg:font-family="'Linux Libertine O'"/>
    <style:font-face style:name="Lohit Devanagari1" svg:font-family="'Lohit Devanagari'"/>
    <style:font-face style:name="Bitstream Vera Sans" svg:font-family="'Bitstream Vera Sans'" style:font-family-generic="swiss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 O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nux Libertine O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Bitstream Vera Sans" fo:font-family="'Bitstream Vera Sans'" style:font-family-generic="swiss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name="Bitstream Vera Sans" fo:font-family="'Bitstream Vera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Bitstream Vera Sans" fo:font-family="'Bitstream Vera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fo:font-family="'Bitstream Vera Sans'" style:font-family-generic="swiss" style:font-size-asian="12pt" style:font-name-complex="Lohit Devanagari1" style:font-family-complex="'Lohit Devanagari'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Enselme</meta:initial-creator>
    <meta:creation-date>2016-02-17T19:53:58.923838593</meta:creation-date>
    <meta:generator>LibreOffice/5.0.5.2$Linux_X86_64 LibreOffice_project/00$Build-2</meta:generator>
    <dc:date>2016-04-14T11:14:08.711156425</dc:date>
    <dc:creator>Julien Enselme</dc:creator>
    <meta:editing-duration>PT13M34S</meta:editing-duration>
    <meta:editing-cycles>6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